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="L2">
      <style:text-properties officeooo:rsid="0009a3e9" officeooo:paragraph-rsid="0009a3e9"/>
    </style:style>
    <style:style style:name="P2" style:family="paragraph" style:parent-style-name="Standard" style:list-style="L2" style:master-page="Standard">
      <style:paragraph-properties style:page-number="auto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𐳺, 𐳺𐳺, 𐳺𐳺𐳺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ure-mode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7738515" text:style-name="L2">
        <text:list-item>
          <text:p text:style-name="P2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  <text:list-item>
          <text:p text:style-name="P1">A</text:p>
        </text:list-item>
      </text:list>
    </office:texture-mode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iklos Vajna</meta:initial-creator>
    <meta:editing-cycles>2</meta:editing-cycles>
    <meta:creation-date>2020-03-01T15:05:00</meta:creation-date>
    <dc:date>2020-07-27T10:37:02.406879919</dc:date>
    <meta:editing-duration>PT2M49S</meta:editing-duration>
    <meta:generator>LibreOfficeDev/7.1.0.0.alpha0$Linux_X86_64 LibreOffice_project/666f252457bdb4371d15380a0289e107b2dfbe84</meta:generator>
    <meta:document-statistic meta:table-count="0" meta:image-count="0" meta:object-count="0" meta:page-count="1" meta:paragraph-count="5" meta:word-count="21" meta:character-count="21" meta:non-whitespace-character-count="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